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cc2ba" officeooo:paragraph-rsid="001cc2ba" style:font-size-asian="11pt" style:font-size-complex="11pt"/>
    </style:style>
    <style:style style:name="P2" style:family="paragraph" style:parent-style-name="Standard">
      <style:text-properties fo:font-size="11pt" officeooo:rsid="001f8d11" officeooo:paragraph-rsid="001f8d11" style:font-size-asian="11pt" style:font-size-complex="11pt"/>
    </style:style>
    <style:style style:name="P3" style:family="paragraph" style:parent-style-name="Standard">
      <style:text-properties fo:font-size="11pt" officeooo:rsid="0020abc9" officeooo:paragraph-rsid="0020abc9" style:font-size-asian="11pt" style:font-size-complex="11pt"/>
    </style:style>
    <style:style style:name="T1" style:family="text">
      <style:text-properties officeooo:rsid="001ea990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044*" fo:start-indent="0in" fo:end-indent="0in"/>
          <style:column style:rel-width="504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SELECT <text:s text:c="2"/><text:span text:style-name="T1">(DISTINCT, SUM, MAX, COUNT)</text:span> - Fonctions de calcul possibles</text:p>
        <text:p text:style-name="P1">FROM <text:s text:c="5"/>- Pas de fonctions de calcul</text:p>
        <text:p text:style-name="P1">WHERE <text:s text:c="4"/>- Pas de fonctions de calcul</text:p>
        <text:p text:style-name="P1">(BETWEEN)</text:p>
        <text:p text:style-name="P1">GROUP BY <text:s/>- Fonctions de calcul possibles</text:p>
        <text:p text:style-name="P1">HAVING <text:s/>(seulement associé à GROUP BY) <text:s/>- Fonctions de calcul possibles</text:p>
        <text:p text:style-name="P1">ORDER BY (dont le critère doit être dans le select) <text:s/>- Fonctions de calcul possibles</text:p>
        <text:p text:style-name="P1"/>
        <text:p text:style-name="P1"/>
        <text:p text:style-name="P1">Contraintes</text:p>
        <text:p text:style-name="P1"/>
        <text:p text:style-name="P1">CHECK (des attributs monotuple de la table)</text:p>
        <text:p text:style-name="P1">CHECK(var calcul valeur); UNIQUE(var, var); NOT NULL; CHECK(var in (val, val, val))</text:p>
        <text:p text:style-name="P1"/>
        <text:p text:style-name="P1">CREATE OR REPLACE Trigger T5</text:p>
        <text:p text:style-name="P1">BEFORE INSERT ON Commande</text:p>
        <text:p text:style-name="P1">FOR EACH ROW /* pour ne pas contrôler tout un bloc de mises à jour d'un coup, mais ligne par ligne */</text:p>
        <text:p text:style-name="P1">DECLARE</text:p>
        <text:p text:style-name="P1"><text:s text:c="2"/>v_stock Produit.stock%TYPE;</text:p>
        <text:p text:style-name="P1">BEGIN</text:p>
        <text:p text:style-name="P1">SELECT stock INTO v_stock</text:p>
        <text:p text:style-name="P1">FROM Commande c, Produit p</text:p>
        <text:p text:style-name="P1">WHERE p.code = :new.codeProduit</text:p>
        <text:p text:style-name="P1">IF(v_stock &lt; :new.quantite)</text:p>
        <text:p text:style-name="P1">THEN raise_application_error (-20002, 'Commande excédant le stock du produit');</text:p>
        <text:p text:style-name="P1">END IF;</text:p>
        <text:p text:style-name="P1">END;</text:p>
        <text:p text:style-name="P1">/</text:p>
        <text:p text:style-name="P1"/>
        <text:p text:style-name="P1"/>
        <text:p text:style-name="P1">CREATE OR REPLACE PROCEDURE toto /pas de paramètre/ IS</text:p>
        <text:p text:style-name="P1">CURSOR liste_ventes IS</text:p>
        <text:p text:style-name="P1"><text:s text:c="2"/>SELECT codeProduit, sum(quantite*prix) as total</text:p>
        <text:p text:style-name="P1"><text:s text:c="2"/>FROM Produit, Commande</text:p>
        <text:p text:style-name="P1"><text:s text:c="2"/>WHERE codeproduit = code</text:p>
        <text:p text:style-name="P1"><text:s text:c="2"/>GROUP BY codeproduit</text:p>
        <text:p text:style-name="P1">v_totalproduit liste_ventes%ROWTYPE <text:s text:c="3"/>;</text:p>
        <text:p text:style-name="P1">BEGIN</text:p>
        <text:p text:style-name="P1"><text:s text:c="2"/>OPEN liste_ventes <text:s text:c="19"/>;</text:p>
        <text:p text:style-name="P1"><text:s text:c="2"/>FETCH liste_ventes intov_gainProduit ;</text:p>
        <text:p text:style-name="P1"><text:s text:c="2"/>WHILE(liste_ventes%FOUND) LOOP</text:p>
        <text:p text:style-name="P1"><text:s text:c="2"/>DBMS_PUT_LINE('Le produit ' || v_gainProduit.code || ' a rappporté ' || v_gainProduit.total);</text:p>
        <text:p text:style-name="P1"><text:s text:c="2"/>FETCH liste_ventes INTO v_gainProduit ;</text:p>
        <text:p text:style-name="P1">END LOOP;</text:p>
        <text:p text:style-name="P1">CLOSE liste_ventes;</text:p>
        <text:p text:style-name="P1">END;</text:p>
        <text:p text:style-name="P1"/>
        <text:p text:style-name="P3">CREATE TABLE Evenement (</text:p>
        <text:p text:style-name="P3"><text:s text:c="2"/>id_even integer primary key,</text:p>
        <text:p text:style-name="P3"><text:s text:c="2"/>nom varchar[200],</text:p>
        <text:p text:style-name="P3"><text:s text:c="2"/>date date not null,</text:p>
        <text:p text:style-name="P3"><text:s text:c="2"/>tarif float,</text:p>
        <text:p text:style-name="P3"><text:s text:c="2"/>id_org integer,</text:p>
        <text:p text:style-name="P3"><text:s text:c="2"/>id_lieu integer,</text:p>
        <text:p text:style-name="P3"><text:s text:c="2"/>CONSTRAINT</text:p>
        <text:p text:style-name="P3"><text:s text:c="4"/>FOREIGN KEY (id_org) REFERENCES Organisme (id_org),</text:p>
        <text:p text:style-name="P3"><text:s text:c="4"/>FOREIGN KEY (id_lieu) REFERENCES Evenement (id_lieu)</text:p>
        <text:p text:style-name="P3"><text:s text:c="2"/>)</text:p>
        <text:p text:style-name="P3"/>
        <text:p text:style-name="P3">INSERT INTO Patient</text:p>
        <text:p text:style-name="P3"><text:s text:c="2"/>VALUES (007, 'BOND', '21b Baker Street', 'London', NULL)</text:p>
        <text:p text:style-name="P3"/>
        <text:p text:style-name="P3"/>
        <text:p text:style-name="P2">DIFFÉRENCE:</text:p>
        <text:p text:style-name="P2"/>
        <text:p text:style-name="P2">SELECT v.*</text:p>
        <text:p text:style-name="P2">FROM Vin v</text:p>
        <text:p text:style-name="P2">WHERE NOT EXISTS (</text:p>
        <text:p text:style-name="P2"><text:s text:c="2"/>SELECT c.*</text:p>
        <text:p text:style-name="P2"><text:s text:c="2"/>FROM Commande C</text:p>
        <text:p text:style-name="P2"><text:s text:c="2"/>WHERE c.NumVin = v.NumVin</text:p>
        <text:p text:style-name="P2"><text:s text:c="2"/>) ;</text:p>
        <text:p text:style-name="P2"/>
        <text:p text:style-name="P3">DIVISION</text:p>
        <text:p text:style-name="P3"/>
        <text:p text:style-name="P3">1. Ce que l'on cherche</text:p>
        <text:p text:style-name="P3">2. Ce à quoi se réfère "tous"</text:p>
        <text:p text:style-name="P3">3. Le lien entre les deux tables.</text:p>
        <text:p text:style-name="P3"/>
        <text:p text:style-name="P3">→ SELECT les noms des buveurs pour lesquels il n'existe pas de vin pour lequel il n'existe pas de commande pour ce buveur (lien Commande-Buveur) <text:s/>et pour ce vin (lien Commande-Vin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535in" fo:margin-bottom="0.7874in" fo:margin-left="0.475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1:11:32.970902054</meta:creation-date>
    <dc:date>2016-02-12T02:07:28.359028470</dc:date>
    <meta:editing-duration>PT10M24S</meta:editing-duration>
    <meta:editing-cycles>1</meta:editing-cycles>
    <meta:document-statistic meta:table-count="0" meta:image-count="0" meta:object-count="0" meta:page-count="1" meta:paragraph-count="66" meta:word-count="321" meta:character-count="2132" meta:non-whitespace-character-count="1785"/>
    <meta:generator>LibreOffice/4.2.8.2$Linux_X86_64 LibreOffice_project/420m0$Build-2</meta:generator>
  </office:meta>
</office:document-meta>
</file>